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88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oducts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passes</text:p>
          </table:table-cell>
          <table:table-cell table:style-name="ce1" office:value-type="string" calcext:value-type="string">
            <text:p>zeros</text:p>
          </table:table-cell>
          <table:table-cell table:style-name="ce1" office:value-type="string" calcext:value-type="string">
            <text:p>sum modeling possibility</text:p>
          </table:table-cell>
          <table:table-cell table:style-name="ce1" office:value-type="string" calcext:value-type="string">
            <text:p>aver modeling possibility</text:p>
          </table:table-cell>
          <table:table-cell table:style-name="ce1" office:value-type="string" calcext:value-type="string">
            <text:p>reg modeling possibility</text:p>
          </table:table-cell>
          <table:table-cell table:style-name="ce1" office:value-type="string" calcext:value-type="string">
            <text:p>patterns</text:p>
          </table:table-cell>
          <table:table-cell table:style-name="ce1" table:number-columns-repeated="6"/>
          <table:table-cell table:style-name="ce1" office:value-type="string" calcext:value-type="string">
            <text:p>notes</text:p>
          </table:table-cell>
          <table:table-cell table:style-name="ce1" table:number-columns-repeated="1010"/>
        </table:table-row>
        <table:table-row table:style-name="ro2">
          <table:table-cell office:value-type="string" calcext:value-type="string">
            <text:p>pasta</text:p>
          </table:table-cell>
          <table:table-cell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good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week or month</text:p>
          </table:table-cell>
          <table:table-cell table:number-columns-repeated="6"/>
          <table:table-cell office:value-type="string" calcext:value-type="string">
            <text:p>Ингушетия почти одни 0. Данные только с конца декабря 202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egumes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ead</text:p>
          </table:table-cell>
          <table:table-cell table:number-columns-repeated="2"/>
          <table:table-cell office:value-type="string" calcext:value-type="string">
            <text:p>goo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ou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ic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oat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tato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ucumbers_tomato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getabl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ot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bbag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rui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ga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nd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iscuit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utt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e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ick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rk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ish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rri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ur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ur_cream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utte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lk_kefi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ees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g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rgarin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i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l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ic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pi_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pi_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pi_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sta_valu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gumes_valu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ead_valu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lour_valu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ice_valu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oats_valu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tatoes_valu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ucumbers_tomatoes_valu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getables_valu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ots_valu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bbage_valu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ruit_valu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gar_valu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ndy_valu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iscuits_valu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utton_valu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ef_valu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icken_valu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rk_valu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ish_valu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rring_valu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urd_valu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ur_creame_valu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utter_valu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lk_kefir_valu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eese_valu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gg_valu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rgarine_valu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il_valu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lt_valu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ice_valu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a_valu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i9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i9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i9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i92_valu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i95_valu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i98_valu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t_value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6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7-16T14:37:30.820000000</dc:date>
    <meta:editing-duration>PT5M36S</meta:editing-duration>
    <meta:editing-cycles>5</meta:editing-cycles>
    <meta:generator>LibreOffice/7.1.3.2$Windows_X86_64 LibreOffice_project/47f78053abe362b9384784d31a6e56f8511eb1c1</meta:generator>
    <meta:document-statistic meta:table-count="1" meta:cell-count="91" meta:object-count="0"/>
  </office:meta>
</office:document-meta>
</file>